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630901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328" calcext:value-type="float">
            <text:p>102.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0901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304" calcext:value-type="float">
            <text:p>100.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0901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736" calcext:value-type="float">
            <text:p>100.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090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968" calcext:value-type="float">
            <text:p>100.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0901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4" calcext:value-type="float">
            <text:p>100.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0901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824" calcext:value-type="float">
            <text:p>100.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0901</text:p>
          </table:table-cell>
          <table:table-cell office:value-type="string" calcext:value-type="string">
            <text:p>2018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3432" calcext:value-type="float">
            <text:p>99.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0901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864" calcext:value-type="float">
            <text:p>99.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0901</text:p>
          </table:table-cell>
          <table:table-cell office:value-type="string" calcext:value-type="string">
            <text:p>201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776" calcext:value-type="float">
            <text:p>100.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0901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728" calcext:value-type="float">
            <text:p>100.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0901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232" calcext:value-type="float">
            <text:p>102.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0901</text:p>
          </table:table-cell>
          <table:table-cell office:value-type="string" calcext:value-type="string">
            <text:p>201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296" calcext:value-type="float">
            <text:p>99.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0901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688" calcext:value-type="float">
            <text:p>100.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0901</text:p>
          </table:table-cell>
          <table:table-cell office:value-type="string" calcext:value-type="string">
            <text:p>201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352" calcext:value-type="float">
            <text:p>100.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0901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984" calcext:value-type="float">
            <text:p>101.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0901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96" calcext:value-type="float">
            <text:p>107.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0901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728" calcext:value-type="float">
            <text:p>100.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0901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296" calcext:value-type="float">
            <text:p>99.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0901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272" calcext:value-type="float">
            <text:p>101.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0901</text:p>
          </table:table-cell>
          <table:table-cell office:value-type="string" calcext:value-type="string">
            <text:p>200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984" calcext:value-type="float">
            <text:p>101.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0901</text:p>
          </table:table-cell>
          <table:table-cell office:value-type="string" calcext:value-type="string">
            <text:p>200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984" calcext:value-type="float">
            <text:p>101.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